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8pt" fo:letter-spacing="normal" fo:font-style="normal" fo:font-weight="normal" officeooo:paragraph-rsid="001be650" style:font-name-asian="Songti SC" style:font-size-asian="18pt" style:font-weight-asian="bold" style:font-name-complex="Arial Unicode MS" style:font-size-complex="18pt" style:font-weight-complex="bold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Preformatted_20_Text" style:list-style-name="L5">
      <style:paragraph-properties style:writing-mode="lr-tb"/>
    </style:style>
    <style:style style:name="P6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7" style:family="paragraph" style:parent-style-name="Standard">
      <style:text-properties style:font-name="Arial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>
      <style:text-properties fo:font-variant="normal" fo:text-transform="none" fo:color="#000000" loext:opacity="100%" style:font-name="Arial" fo:letter-spacing="normal" fo:font-style="normal" fo:font-weight="normal"/>
    </style:style>
    <style:style style:name="P13" style:family="paragraph" style:parent-style-name="Text_20_body" style:list-style-name="L9">
      <style:text-properties fo:font-variant="normal" fo:text-transform="none" fo:color="#000000" loext:opacity="100%" style:font-name="Arial" fo:letter-spacing="normal" fo:font-style="normal" fo:font-weight="normal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10"/>
    <style:style style:name="P17" style:family="paragraph" style:parent-style-name="Text_20_body" style:list-style-name="L8">
      <style:text-properties style:font-name="Arial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a3aea"/>
    </style:style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8">
      <style:paragraph-properties fo:margin-top="0cm" fo:margin-bottom="0cm" style:contextual-spacing="false"/>
    </style:style>
    <style:style style:name="P31" style:family="paragraph" style:parent-style-name="Text_20_body" style:list-style-name="L9">
      <style:paragraph-properties fo:margin-top="0cm" fo:margin-bottom="0cm" style:contextual-spacing="false"/>
    </style:style>
    <style:style style:name="P32" style:family="paragraph" style:parent-style-name="Text_20_body" style:list-style-name="L9">
      <style:paragraph-properties fo:margin-top="0cm" fo:margin-bottom="0cm" style:contextual-spacing="false"/>
      <style:text-properties officeooo:paragraph-rsid="001be650"/>
    </style:style>
    <style:style style:name="P33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fo:font-weight="normal" officeooo:rsid="001be650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e650"/>
    </style:style>
    <style:style style:name="T4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letter-spacing="normal" fo:font-style="normal" fo:font-weight="normal" officeooo:rsid="001be650"/>
    </style:style>
    <style:style style:name="T6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fo:font-weight="normal" officeooo:rsid="001be650" style:font-size-asian="14pt" style:font-size-complex="14pt"/>
    </style:style>
    <style:style style:name="T8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/>
    </style:style>
    <style:style style:name="T9" style:family="text">
      <style:text-properties fo:font-variant="normal" fo:text-transform="none" fo:color="#000000" loext:opacity="100%" style:font-name="Arial" fo:font-size="13pt" fo:letter-spacing="normal" fo:font-style="normal" fo:font-weight="normal" officeooo:rsid="001be650" style:font-size-asian="13pt" style:font-size-complex="13pt"/>
    </style:style>
    <style:style style:name="T10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loext:opacity="100%" style:font-name="Arial" fo:font-size="11pt" fo:letter-spacing="normal" fo:font-style="normal" fo:font-weight="normal" officeooo:rsid="001be650" style:font-size-asian="11pt" style:font-size-complex="11pt"/>
    </style:style>
    <style:style style:name="T12" style:family="text">
      <style:text-properties fo:font-variant="normal" fo:text-transform="none" fo:color="#000000" loext:opacity="100%" style:text-position="super 58%" fo:letter-spacing="normal" fo:font-style="normal" fo:font-weight="normal" officeooo:rsid="001be650"/>
    </style:style>
    <style:style style:name="T13" style:family="text">
      <style:text-properties fo:font-variant="normal" fo:text-transform="none" fo:color="#2a6099" loext:opacity="100%" style:font-name="Arial" fo:letter-spacing="normal" fo:font-style="normal" fo:font-weight="normal" officeooo:rsid="001be650"/>
    </style:style>
    <style:style style:name="T14" style:family="text">
      <style:text-properties fo:font-variant="normal" fo:text-transform="none" fo:color="#2a6099" loext:opacity="100%" style:font-name="Arial" fo:font-size="14pt" fo:letter-spacing="normal" fo:font-style="normal" fo:font-weight="normal" officeooo:rsid="001be650" style:font-size-asian="14pt" style:font-size-complex="14pt"/>
    </style:style>
    <style:style style:name="T15" style:family="text">
      <style:text-properties fo:font-variant="normal" fo:text-transform="none" fo:color="#2a6099" loext:opacity="100%" style:font-name="Arial" fo:font-size="13pt" fo:letter-spacing="normal" fo:font-style="normal" fo:font-weight="normal" officeooo:rsid="001be650" style:font-size-asian="13pt" style:font-size-complex="13pt"/>
    </style:style>
    <style:style style:name="T16" style:family="text">
      <style:text-properties fo:font-variant="normal" fo:text-transform="none" fo:color="#2a6099" loext:opacity="100%" style:font-name="Arial" fo:font-size="11pt" fo:letter-spacing="normal" fo:font-style="normal" fo:font-weight="normal" officeooo:rsid="001be650" style:font-size-asian="11pt" style:font-size-complex="11pt"/>
    </style:style>
    <style:style style:name="T17" style:family="text">
      <style:text-properties officeooo:rsid="001a3aea"/>
    </style:style>
    <style:style style:name="T18" style:family="text">
      <style:text-properties officeooo:rsid="001be650"/>
    </style:style>
    <style:style style:name="T19" style:family="text">
      <style:text-properties style:text-position="super 58%" officeooo:rsid="001be650"/>
    </style:style>
    <style:style style:name="T20" style:family="text">
      <style:text-properties fo:font-size="14pt" fo:font-weight="normal" officeooo:rsid="001be650" style:font-size-asian="14pt" style:font-weight-asian="normal" style:font-size-complex="14pt" style:font-weight-complex="normal"/>
    </style:style>
    <style:style style:name="T21" style:family="text">
      <style:text-properties fo:font-size="13pt" fo:font-weight="normal" officeooo:rsid="001be650" style:font-size-asian="13pt" style:font-weight-asian="normal" style:font-size-complex="13pt" style:font-weight-complex="normal"/>
    </style:style>
    <style:style style:name="T22" style:family="text">
      <style:text-properties fo:font-size="11pt" fo:font-weight="normal" officeooo:rsid="001be650" style:font-size-asian="11pt" style:font-weight-asian="normal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4">Projet NSI : Factorisation en Nombres Premiers avec Interface Graphique</text:span></text:span></text:h>
      <text:h text:style-name="P2" text:outline-level="2"><text:span text:style-name="Strong_20_Emphasis"><text:span text:style-name="T4">Introduction</text:span></text:span></text:h>
      <text:p text:style-name="P18"><text:span text:style-name="T4">Ce projet a été réalisé dans le cadre de la spécialité </text:span><text:span text:style-name="Strong_20_Emphasis"><text:span text:style-name="T4">Numérique et Sciences Informatiques (NSI)</text:span></text:span><text:span text:style-name="T4"> en classe de terminale. L’objectif est de concevoir une application Python combinant une </text:span><text:span text:style-name="Strong_20_Emphasis"><text:span text:style-name="T4">interface utilisateur intuitive</text:span></text:span><text:span text:style-name="T4"> et un </text:span><text:span text:style-name="Strong_20_Emphasis"><text:span text:style-name="T4">algorithme récursif performant</text:span></text:span><text:span text:style-name="T4"> pour effectuer la décomposition d’un nombre entier en ses facteurs premiers.</text:span></text:p>
      <text:h text:style-name="P4" text:outline-level="3"><text:span text:style-name="Strong_20_Emphasis"><text:span text:style-name="T4">Objectifs pédagogiques</text:span></text:span></text:h>
      <text:list xml:id="list3103576270" text:style-name="L1">
        <text:list-item>
          <text:p text:style-name="P21"><text:span text:style-name="Strong_20_Emphasis"><text:span text:style-name="T4">Exploration des algorithmes récursifs</text:span></text:span><text:span text:style-name="T4"> : Étudier et mettre en œuvre une fonction récursive.</text:span></text:p>
        </text:list-item>
        <text:list-item>
          <text:p text:style-name="P21"><text:span text:style-name="Strong_20_Emphasis"><text:span text:style-name="T4">Interface utilisateur</text:span></text:span><text:span text:style-name="T4"> : Créer une interface graphique avec </text:span><text:span text:style-name="Strong_20_Emphasis"><text:span text:style-name="T4">Tkinter</text:span></text:span><text:span text:style-name="T4">, facilitant l'interaction avec des non-spécialistes.</text:span></text:p>
        </text:list-item>
        <text:list-item>
          <text:p text:style-name="P8"><text:span text:style-name="Strong_20_Emphasis"><text:span text:style-name="T4">Analyse des performances</text:span></text:span><text:span text:style-name="T4"> : Observer et mesurer le comportement de l’algorithme en fonction de divers paramètres, comme la limite de diviseurs.</text:span></text:p>
        </text:list-item>
      </text:list>
      <text:h text:style-name="P2" text:outline-level="2"><text:span text:style-name="Strong_20_Emphasis"><text:span text:style-name="T4">Contexte et Choix Techniques</text:span></text:span></text:h>
      <text:h text:style-name="P4" text:outline-level="3"><text:span text:style-name="Strong_20_Emphasis"><text:span text:style-name="T4">Pourquoi la récursivité ?</text:span></text:span></text:h>
      <text:p text:style-name="P20"><text:span text:style-name="T4">L’utilisation d’une fonction récursive dans ce projet s’aligne avec le programme NSI en terminale, qui met l’accent sur la « </text:span><text:span text:style-name="Strong_20_Emphasis"><text:span text:style-name="T4">récursion » </text:span></text:span><text:span text:style-name="T4">comme méthode algorithmique clé. Ce choix permet de simplifier le processus logique de division successive tout en garantissant une mise en œuvre claire et lisible.</text:span></text:p>
      <text:h text:style-name="P4" text:outline-level="3"><text:span text:style-name="Strong_20_Emphasis"><text:span text:style-name="T4">Langages et outils</text:span></text:span></text:h>
      <text:list xml:id="list704584315" text:style-name="L2">
        <text:list-item>
          <text:p text:style-name="P22"><text:span text:style-name="Strong_20_Emphasis"><text:span text:style-name="T4">Python 3.x</text:span></text:span><text:span text:style-name="T4"> : Langage polyvalent, idéal pour l’enseignement et le prototypage rapide.</text:span></text:p>
        </text:list-item>
        <text:list-item>
          <text:p text:style-name="P22"><text:span text:style-name="Strong_20_Emphasis"><text:span text:style-name="T4">Tkinter</text:span></text:span><text:span text:style-name="T4"> : Bibliothèque graphique intégrée pour concevoir une IHM légère et accessible.</text:span></text:p>
        </text:list-item>
        <text:list-item>
          <text:p text:style-name="P9"><text:span text:style-name="Strong_20_Emphasis"><text:span text:style-name="T4">Matplotlib</text:span></text:span><text:span text:style-name="T4"> : Utilisée pour tracer des courbes, permettant une analyse visuelle des performances.</text:span></text:p>
        </text:list-item>
      </text:list>
      <text:h text:style-name="P4" text:outline-level="3"><text:span text:style-name="Strong_20_Emphasis"><text:span text:style-name="T4">Structure du programme</text:span></text:span></text:h>
      <text:p text:style-name="P19">Le code s’organise autour de trois parties principales :</text:p>
      <text:list xml:id="list3482573188" text:style-name="L3">
        <text:list-item>
          <text:p text:style-name="P23"><text:span text:style-name="Strong_20_Emphasis"><text:span text:style-name="T4">Algorithme récursif de factorisation</text:span></text:span><text:span text:style-name="T4"> : Identifie les facteurs premiers d’un entier donné.</text:span></text:p>
        </text:list-item>
        <text:list-item>
          <text:p text:style-name="P23"><text:span text:style-name="Strong_20_Emphasis"><text:span text:style-name="T4">Interface utilisateur (Tkinter)</text:span></text:span><text:span text:style-name="T4"> : Propose des outils interactifs pour saisir les données, configurer les paramètres, et afficher les résultats.</text:span></text:p>
        </text:list-item>
        <text:list-item>
          <text:p text:style-name="P10"><text:soft-page-break/><text:span text:style-name="Strong_20_Emphasis"><text:span text:style-name="T4">Visualisation des performances</text:span></text:span><text:span text:style-name="T4"> : Trace la courbe de complexité pour illustrer les limites de l’algorithme.</text:span></text:p>
        </text:list-item>
      </text:list>
      <text:h text:style-name="P2" text:outline-level="2"><text:span text:style-name="Strong_20_Emphasis"><text:span text:style-name="T4">Guide d’Utilisation</text:span></text:span></text:h>
      <text:h text:style-name="P4" text:outline-level="3"><text:span text:style-name="Strong_20_Emphasis"><text:span text:style-name="T4">Pré-requis</text:span></text:span></text:h>
      <text:list xml:id="list3435046648" text:style-name="L4">
        <text:list-item>
          <text:p text:style-name="P24"><text:span text:style-name="Strong_20_Emphasis"><text:span text:style-name="T4">Python 3.x</text:span></text:span><text:span text:style-name="T4"> installé sur votre système.</text:span></text:p>
        </text:list-item>
        <text:list-item>
          <text:p text:style-name="P25">Les bibliothèques suivantes doivent être disponibles :</text:p>
          <text:list>
            <text:list-item>
              <text:p text:style-name="P24"><text:span text:style-name="Source_20_Text"><text:span text:style-name="T4">tkinter</text:span></text:span><text:span text:style-name="T4"> (installée par défaut avec Python).</text:span></text:p>
            </text:list-item>
            <text:list-item>
              <text:p text:style-name="P11"><text:span text:style-name="Source_20_Text"><text:span text:style-name="T4">matplotlib</text:span></text:span><text:span text:style-name="T4"> (peut être installée avec la commande </text:span><text:span text:style-name="Source_20_Text"><text:span text:style-name="T4">pip install matplotlib</text:span></text:span><text:span text:style-name="T4">).</text:span></text:p>
            </text:list-item>
          </text:list>
        </text:list-item>
      </text:list>
      <text:h text:style-name="P4" text:outline-level="3"><text:span text:style-name="Strong_20_Emphasis"><text:span text:style-name="T4">Installation</text:span></text:span></text:h>
      <text:list xml:id="list1397263744" text:style-name="L5">
        <text:list-item>
          <text:p text:style-name="P12">Clonez le dépôt GitHub contenant le projet :</text:p>
          <text:p text:style-name="P5"><text:span text:style-name="Source_20_Text"><text:span text:style-name="T4">git clone https://github.com/zenty404/prime_factors.git</text:span></text:span></text:p>
          <text:p text:style-name="P6"><text:span text:style-name="Source_20_Text"><text:span text:style-name="T4">cd prime_factors</text:span></text:span></text:p>
        </text:list-item>
        <text:list-item>
          <text:p text:style-name="P12">Exécutez le fichier principal pour lancer l’interface :</text:p>
          <text:p text:style-name="P6"><text:span text:style-name="Source_20_Text"><text:span text:style-name="T4">python main.py</text:span></text:span></text:p>
        </text:list-item>
      </text:list>
      <text:h text:style-name="P4" text:outline-level="3"><text:span text:style-name="Strong_20_Emphasis"><text:span text:style-name="T4">Fonctionnalités</text:span></text:span></text:h>
      <text:list xml:id="list3225185745" text:style-name="L6">
        <text:list-item>
          <text:p text:style-name="P28"><text:span text:style-name="Strong_20_Emphasis"><text:span text:style-name="T4">Saisie d’un nombre</text:span></text:span><text:span text:style-name="T4"> : Entrez un entier positif dans le champ prévu à cet effet.</text:span></text:p>
        </text:list-item>
        <text:list-item>
          <text:p text:style-name="P28"><text:span text:style-name="Strong_20_Emphasis"><text:span text:style-name="T4">Limite de diviseur</text:span></text:span><text:span text:style-name="T4"> : Configurez la plage des diviseurs possibles via un curseur interactif.</text:span></text:p>
        </text:list-item>
        <text:list-item>
          <text:p text:style-name="P28"><text:span text:style-name="Strong_20_Emphasis"><text:span text:style-name="T4">Mesure du temps d’exécution</text:span></text:span><text:span text:style-name="T4"> : Activez/désactivez l’option pour afficher le temps requis par l’algorithme.</text:span></text:p>
        </text:list-item>
        <text:list-item>
          <text:p text:style-name="P14"><text:span text:style-name="Strong_20_Emphasis"><text:span text:style-name="T4">Courbe de complexité</text:span></text:span><text:span text:style-name="T4"> : Visualisez l’évolution de la complexité avec un graphe.</text:span></text:p>
        </text:list-item>
      </text:list>
      <text:h text:style-name="P4" text:outline-level="3"><text:span text:style-name="Strong_20_Emphasis"><text:span text:style-name="T4">Interface Utilisateur</text:span></text:span></text:h>
      <text:p text:style-name="P19">L’application offre une interface intuitive :</text:p>
      <text:list xml:id="list3429633081" text:style-name="L7">
        <text:list-item>
          <text:p text:style-name="P29"><text:span text:style-name="Strong_20_Emphasis"><text:span text:style-name="T4">Champ de saisie</text:span></text:span><text:span text:style-name="T4"> pour entrer le nombre.</text:span></text:p>
        </text:list-item>
        <text:list-item>
          <text:p text:style-name="P29"><text:span text:style-name="Strong_20_Emphasis"><text:span text:style-name="T4">Curseur ajustable</text:span></text:span><text:span text:style-name="T4"> pour définir la limite des diviseurs.</text:span></text:p>
        </text:list-item>
        <text:list-item>
          <text:p text:style-name="P29"><text:span text:style-name="Strong_20_Emphasis"><text:span text:style-name="T4">Boutons interactifs</text:span></text:span><text:span text:style-name="T4"> :</text:span></text:p>
          <text:list>
            <text:list-item>
              <text:p text:style-name="P26">Lancer la factorisation.</text:p>
            </text:list-item>
            <text:list-item>
              <text:p text:style-name="P26">Réinitialiser les paramètres.</text:p>
            </text:list-item>
            <text:list-item>
              <text:p text:style-name="P26">Afficher la courbe de complexité.</text:p>
            </text:list-item>
          </text:list>
        </text:list-item>
        <text:list-item>
          <text:p text:style-name="P15"><text:span text:style-name="Strong_20_Emphasis"><text:span text:style-name="T4">Zone de résultats</text:span></text:span><text:span text:style-name="T4"> pour afficher les facteurs premiers et, si activé, le temps d’exécution.</text:span></text:p>
        </text:list-item>
      </text:list>
      <text:h text:style-name="P2" text:outline-level="2"><text:soft-page-break/><text:span text:style-name="Strong_20_Emphasis"><text:span text:style-name="T4">Analyse des Performances</text:span></text:span></text:h>
      <text:h text:style-name="P4" text:outline-level="3"><text:span text:style-name="Strong_20_Emphasis"><text:span text:style-name="T4">Complexité de l’algorithme</text:span></text:span></text:h>
      <text:p text:style-name="P19">L’algorithme récursif de factorisation repose sur une recherche séquentielle des diviseurs. Sa complexité théorique est de l’ordre de O(n)O(n​), car il suffit d’aller jusqu’à la racine carrée de <text:span text:style-name="T17">n </text:span>pour identifier tous les facteurs possibles.</text:p>
      <text:h text:style-name="P4" text:outline-level="3"><text:span text:style-name="Strong_20_Emphasis"><text:span text:style-name="T4">Limites et optimisation</text:span></text:span></text:h>
      <text:list xml:id="list3849479116" text:style-name="L8">
        <text:list-item>
          <text:p text:style-name="P27">La limite des diviseurs configurée par l’utilisateur influence directement les performances :</text:p>
          <text:list>
            <text:list-item>
              <text:p text:style-name="P30"><text:span text:style-name="Strong_20_Emphasis"><text:span text:style-name="T4">Limite faible</text:span></text:span><text:span text:style-name="T4"> : Temps d’exécution réduit mais résultats potentiellement incomplets.</text:span></text:p>
            </text:list-item>
            <text:list-item>
              <text:p text:style-name="P30"><text:span text:style-name="Strong_20_Emphasis"><text:span text:style-name="T4">Limite élevée</text:span></text:span><text:span text:style-name="T4"> : Calculs plus précis mais plus coûteux en temps.</text:span></text:p>
            </text:list-item>
          </text:list>
        </text:list-item>
        <text:list-item>
          <text:p text:style-name="P17"><text:span text:style-name="T2">Pour des nombres très grands (&gt;</text:span><text:span text:style-name="T3">10</text:span><text:span text:style-name="T12">6</text:span><text:span text:style-name="T2">), l’algorithme devient moins performant, car il n’est pas optimisé pour la factorisation rapide sur de grands ensembles.</text:span></text:p>
        </text:list-item>
      </text:list>
      <text:h text:style-name="P2" text:outline-level="2"><text:span text:style-name="Strong_20_Emphasis"><text:span text:style-name="T4">Exemple d'Exécution</text:span></text:span></text:h>
      <text:p text:style-name="P19">Voici un exemple pratique d’utilisation :</text:p>
      <text:list xml:id="list1015137721" text:style-name="L9">
        <text:list-item>
          <text:p text:style-name="P31"><text:span text:style-name="T4">Entrez </text:span><text:span text:style-name="Strong_20_Emphasis"><text:span text:style-name="T4">105 </text:span></text:span><text:span text:style-name="T4">dans le champ prévu.</text:span></text:p>
        </text:list-item>
        <text:list-item>
          <text:p text:style-name="P31"><text:span text:style-name="T4">Définissez une </text:span><text:span text:style-name="Strong_20_Emphasis"><text:span text:style-name="T4">limite de diviseu</text:span></text:span><text:span text:style-name="Strong_20_Emphasis"><text:span text:style-name="T5">r </text:span></text:span><text:span text:style-name="T4">à </text:span><text:span text:style-name="Strong_20_Emphasis"><text:span text:style-name="T4">50</text:span></text:span><text:span text:style-name="T4">.</text:span></text:p>
        </text:list-item>
        <text:list-item>
          <text:p text:style-name="P31"><text:span text:style-name="T4">Cliquez sur </text:span><text:span text:style-name="Strong_20_Emphasis"><text:span text:style-name="T4">"Lancer la factorisation"</text:span></text:span><text:span text:style-name="T4">.</text:span></text:p>
          <text:list>
            <text:list-item>
              <text:p text:style-name="P32"><text:span text:style-name="T4">Résultat attendu : </text:span><text:span text:style-name="Source_20_Text"><text:span text:style-name="T4">Facteurs premiers : [3, 5, 7]</text:span></text:span><text:span text:style-name="T4">.</text:span></text:p>
            </text:list-item>
            <text:list-item>
              <text:p text:style-name="P13">Temps d’exécution (si activé) : ~0.001 secondes.</text:p>
            </text:list-item>
          </text:list>
        </text:list-item>
      </text:list>
      <text:p text:style-name="P18"><text:span text:style-name="T4">Pour explorer la complexité, cliquez sur </text:span><text:span text:style-name="Strong_20_Emphasis"><text:span text:style-name="T4">"Afficher la courbe de complexité"</text:span></text:span><text:span text:style-name="T4">.</text:span></text:p>
      <text:h text:style-name="P2" text:outline-level="2"><text:span text:style-name="Strong_20_Emphasis"><text:span text:style-name="T4">Améliorations Futures</text:span></text:span></text:h>
      <text:list xml:id="list4292328044" text:style-name="L10">
        <text:list-item>
          <text:p text:style-name="P33"><text:span text:style-name="Strong_20_Emphasis"><text:span text:style-name="T4">Optimisation de l’algorithme</text:span></text:span><text:span text:style-name="T4"> : Implémenter des méthodes comme la </text:span><text:span text:style-name="Emphasis"><text:span text:style-name="T4">recherche par division en nombres premiers uniquement</text:span></text:span><text:span text:style-name="T4">.</text:span></text:p>
        </text:list-item>
        <text:list-item>
          <text:p text:style-name="P33"><text:span text:style-name="Strong_20_Emphasis"><text:span text:style-name="T4">Interface évolutive</text:span></text:span><text:span text:style-name="T4"> : Ajouter des fonctionnalités comme la sauvegarde des résultats ou des options avancées pour la gestion des erreurs.</text:span></text:p>
        </text:list-item>
        <text:list-item>
          <text:p text:style-name="P16"><text:span text:style-name="Strong_20_Emphasis"><text:span text:style-name="T4">Prise en charge de grands nombres</text:span></text:span><text:span text:style-name="T4"> : Intégrer des bibliothèques spécialisées comme </text:span><text:span text:style-name="Strong_20_Emphasis"><text:span text:style-name="T4">SymPy </text:span></text:span><text:span text:style-name="T4">pour améliorer la précision et les performances.</text:span></text:p>
        </text:list-item>
      </text:list>
      <text:h text:style-name="P3" text:outline-level="2"><text:span text:style-name="Strong_20_Emphasis"><text:span text:style-name="T1">Informations additionnelles</text:span></text:span></text:h>
      <text:p text:style-name="P18"><text:span text:style-name="T4">C</text:span><text:span text:style-name="T5">e projet à été réalisé à l’aide de l’outil GitHub afin de centraliser les fichiers, voici un lien vers </text:span><text:span text:style-name="T4">le </text:span><text:a xlink:type="simple" xlink:href="https://github.com/zenty404/prime_factors.git" text:style-name="Internet_20_link" text:visited-style-name="Visited_20_Internet_20_Link"><text:span text:style-name="T13">dépôt GitHub</text:span>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08T17:15:58.857449594</meta:creation-date>
    <dc:date>2024-12-08T17:35:46.976934642</dc:date>
    <meta:editing-duration>PT9M18S</meta:editing-duration>
    <meta:editing-cycles>1</meta:editing-cycles>
    <meta:generator>LibreOffice/7.0.3.1$MacOSX_X86_64 LibreOffice_project/d7547858d014d4cf69878db179d326fc3483e082</meta:generator>
    <meta:document-statistic meta:table-count="0" meta:image-count="0" meta:object-count="0" meta:page-count="3" meta:paragraph-count="67" meta:word-count="682" meta:character-count="4657" meta:non-whitespace-character-count="3980"/>
  </office:meta>
</office:document-meta>
</file>